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1" svg:font-family="'wf segoe-ui normal', 'Segoe UI', 'Segoe WP', Tahoma, Arial, sans-serif"/>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b02e" officeooo:paragraph-rsid="0001b02e" style:font-weight-asian="bold" style:font-weight-complex="bold"/>
    </style:style>
    <style:style style:name="P2" style:family="paragraph" style:parent-style-name="Standard">
      <style:paragraph-properties style:writing-mode="lr-tb"/>
    </style:style>
    <style:style style:name="P3" style:family="paragraph" style:parent-style-name="Text_20_body">
      <style:paragraph-properties fo:margin-left="0in" fo:margin-right="0in" fo:text-indent="0in" style:auto-text-indent="false"/>
    </style:style>
    <style:style style:name="P4" style:family="paragraph" style:parent-style-name="Horizontal_20_Line">
      <style:paragraph-properties fo:margin-top="0in" fo:margin-bottom="0in" loext:contextual-spacing="false" fo:orphans="2" fo:widows="2"/>
    </style:style>
    <style:style style:name="T1" style:family="text">
      <style:text-properties fo:color="#212121" style:font-name="wf segoe-ui normal" fo:font-size="11pt"/>
    </style:style>
    <style:style style:name="T2" style:family="text">
      <style:text-properties fo:color="#212121" style:font-name="wf segoe-ui normal" fo:font-size="11pt" fo:background-color="#ffee94" loext:char-shading-value="0"/>
    </style:style>
    <style:style style:name="T3" style:family="text">
      <style:text-properties loext:padding="0in" loext:border="non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s.</text:p>
      <text:p text:style-name="P1"/>
      <text:p text:style-name="P1"/>
      <text:section text:style-name="Sect1" text:name="Item.MessagePartBody">
        <text:section text:style-name="Sect1" text:name="Item.MessageUniqueBody">
          <text:p text:style-name="P2"><text:span text:style-name="T1">Editorial requests:<text:line-break/><text:line-break/>- Please revise your title to indicate the research question, study design, and setting. This is the preferred format of the journal.<text:line-break/><text:line-break/>- Please remove the ‘interventions’ and ‘primary outcomes’ sections from the abstract. If these are not applicable, then they do not need to be included.<text:line-break/><text:line-break/>- Please thoroughly check the manuscript for typos/ grammatical errors e.g. abstract: “met the of all the discharge criteria”<text:line-break/><text:line-break/>- Can you please expand the strengths and limitations section to focus more on the methods and design of your study?<text:line-break/><text:line-break/>- Can you please briefly elaborate on why ethics approval was not required for this study? We note that you say it was approved by the University Hospitals Bristol NHS Foundation Trust audit and service evaluation, but this isn’t an ethics committee. Can you please confirm that you were using anonymized data?<text:line-break/><text:line-break/><text:line-break/><text:line-break/>Reviewer(s)' Comments to Author:<text:line-break/><text:line-break/>Reviewer: 1<text:line-break/>Reviewer Name: Leo Anthony Celi<text:line-break/>Institution and Country: Massachusetts Institute of Technology, United States<text:line-break/>Please state any competing interests or state ‘None declared’: None declared <text:line-break/><text:line-break/>Please leave your comments for the authors below<text:line-break/>This paper lays the groundwork for promising advances that will move complex decisions from the domain of subjective clinical intuition toward a more objective data-substantiated insight. At present, the timing and the disposition of an ICU discharge are based solely on heuristics. <text:line-break/><text:line-break/>But while a decision support tool using available data to support clinicians for this purpose is an interesting idea, ICU clinicians may not feel that they need such a tool.  The authors suggest that the tool could be employed to standardize and optimize (in terms of timing) the ICU discharge process and yield some measurable improvements.  We suggest explicitly describing a use case to illustrate where the improvements will come from. As an example, a patient deemed at high-risk of deterioration is transferred to a telemetry bed, while another is deemed stable for the medical ward. Misclassification by the clinician or the team would result in wasted resources in the former, and a risky premature de-escalation of care in the latter. <text:line-break/><text:line-break/>Although we are convinced of the value of the approach that is presented in the paper, we have significant concerns about this work as it is currently presented. <text:line-break/><text:line-break/>Foremost, we believe that the authors did not present a comprehensive literature search around this topic. There are several papers that are quite similar to the concept of ICU discharge readiness that should have been cited:<text:line-break/><text:line-break/>1.      Badawi O, Breslow MJ. Readmissions and death after ICU discharge: development and validation of two predictive models. PLoS One. 2012;7(11):e48758.<text:line-break/></text:span><text:soft-page-break/><text:span text:style-name="T1">2.      Badawi O, Liu X, Hassan E, Amelung PJ, Swami S. Evaluation of ICU Risk Models Adapted for Use as Continuous Markers of Severity of Illness Throughout the ICU Stay. Crit Care Med. 2018 Mar;46(3):361-367.<text:line-break/>3.      Rojas JC, Carey KA, Edelson DP, Venable LR, Howell MD, Churpek MM. Predicting Intensive Care Unit Readmission with Machine Learning Using Electronic Health Record Data. Ann Am Thorac Soc. 2018 Jul;15(7):846-853.<text:line-break/>4.      Cosgriff CV, Celi LA, Sauer CM. Boosting Clinical Decision-making: Machine Learning for Intensive Care Unit Discharge. Ann Am Thorac Soc. 2018 Jul;15(7):804-805.<text:line-break/><text:line-break/><text:line-break/>In terms of the methods employed, we raise the following issue: <text:line-break/><text:line-break/>1.      A relatively small number of features were extracted. And while feature selection may be completely heuristics-driven as performed in this paper, the power of machine learning lies in its ability to take advantage of large sets of features. An approach that has gained traction is a combination computer- and domain expert-driven feature selection that we recommend.<text:line-break/><text:line-break/>2.      We recommend the inclusion of admission metrics such as diagnosis and illness severity, and demographic information in the model. Prior studies suggest they are important features in assessing risk of ICU readmission at the time of discharge.<text:line-break/><text:line-break/>3.      The negative outcomes were readmission or death at any time after ICU discharge during the hospital admission. It may be ‘unfair’ to attribute death or readmission more than 48 hours after ICU discharge to a faulty discharge process. It might be advisable to separate death from readmission as according to the results of Badawi and Breslow (ref above), death is a much more dependably predictable phenomenon in this context.<text:line-break/><text:line-break/>4.      The primary analysis excludes subjects with missing data under the assumption of uninformative “missingness”. Although this is appropriately addressed with a sensitivity analysis, it may make more sense to include the imputed dataset in the main analysis. <text:line-break/><text:line-break/>5.      The use of cross validation is appropriate, but the description in the methods is confusing. The text notes 100 data splits were performed. Was 100-fold cross validation pursued? The percentage of the total data saved as a held out test set and the amount of folds used in cross validation would make this portion of the paper more clear. <text:line-break/><text:line-break/>6.      The reporting of ROC and PRC curves is also appropriate, although the choice of partial AUC is questionable and has been questioned (Stat Med. 2005 Jul 15;24(13):2025-40.) Furthermore the performance results are not presented clearly. <text:line-break/><text:line-break/>7.      Were the data were normalized? This does not appear to be explicitly mentioned. The use of LASSO logistic regression necessitates centering and scaling the data, and the use of coefficient as measures of feature importance would only be interpretable under these circumstances. <text:line-break/><text:line-break/>8.      Finally, a comparison of feature importance between the Gini approach and the coefficients of a regression is of questionable validity<text:line-break/><text:line-break/><text:line-break/><text:line-break/><text:line-break/></text:span><text:soft-page-break/><text:span text:style-name="T1"><text:line-break/>        In summary, this work is addressing a real and relevant clinical problem, but fails to take into account prior work in this area, employs methods that raise questions, and insufficiently explains the approaches and why such approaches were chosen. <text:line-break/><text:line-break/><text:line-break/><text:line-break/>LINE by LINE:<text:line-break/><text:line-break/>P2, L50 – this approach does not constitute “the first step towards a decision support tool that would help clinicians identify dischargeable patients as early as possible.”  What has been done here is a technically different approach to the same clinical issue.<text:line-break/>Introduction<text:line-break/>P4, L4 - This should read, “when this resource is restrained”.<text:line-break/>P4, L6 -  ‘as soon’ is wrongly repeated<text:line-break/>P4, L7 - not just emergency patients- also the performance of elective and urgent surgeries that require ICU care<text:line-break/>P4, L9 - There are other risks to remaining in the ICU unnecessarily when patients are deemed ready for discharge. The risk of iatrogenic harm results from a culture of over-testing and over-treatment. <text:line-break/>P5, L7 – We are unfamiliar with the practice of nurses performing ICU discharges. We suggest elaborating on this in the text.<text:line-break/>P5, L28 - The need for a hemoglobin of ≥9 is not evidence-based and requires some explanation.<text:line-break/>P5, L32 - The persistent high creatinine for patients with chronic renal failure/ESRD should not be a criterion against discharge readiness.<text:line-break/>P5, L49 -  How was the subset of MIMIC patients selected? This should appear in the main manuscript.<text:line-break/>P11, L52 – ‘Vasopressors’ is misspelled. <text:line-break/>P13, L5 – We recommend changing ‘solved’ to ‘attempt to solve’.<text:line-break/><text:line-break/><text:line-break/><text:line-break/>Reviewer: 2<text:line-break/>Reviewer Name: Ari Ercole<text:line-break/>Institution and Country: University of Cambridge, UK<text:line-break/>Please state any competing interests or state ‘None declared’: None declared <text:line-break/><text:line-break/>Please leave your comments for the authors below<text:line-break/>The authors attempt to construct a model to predict whether an ICU patient is fit for discharge. They demonstrate that their models outperform a previously cited nursing tool. Their approach is not without merit and is broadly speaking well conducted although I'm unclear that it has sufficient performance or refinement to be used in its present form (the authors appropriately make no such claim but may wish to reflect/comment on what would need to be done to make this a more useful tool).<text:line-break/><text:line-break/>In the introduction the authors strongly imply that decision support in this arena "...would reduce the cognitive load of clinicians and free up scarce resource...". This is a bold statement and is difficult to justify if the system is imperfect (which it will always be). For example, a system with a high sensitivity but low specificity would generate many 'false alarms' which would either lead to dangerous discharge or, more likely, need another tier of assessment which would in fact increase workload. This statement should be toned-down.<text:line-break/><text:line-break/>The authors have chosen to predict whether a patient will fulfil the criteria given by Knight for the featureset design. This is reasonable but the authors should comment </text:span><text:soft-page-break/><text:span text:style-name="T1">on whether a different (more or less parsimonious) model might be better or potentially feasible.. <text:line-break/><text:line-break/>The technique used to balancing the dataset has merit but needs further justification. It is not clear that the conditions 8 days prior to the decision point will be clinically and predictively homogeneous. Indeed there may be important trend information that is not captured in the simple time-insensitive models used. It would at least be reassuring to see a histogram of the day number of (discharge - 8) days. It may not be appropriate to include patients very close to the admission day in the NRFD group- we may expect these to be rather different in characteristics. At very least, the sensitivity to this assumption should be examined. An alternative approach (although I suspect inferior) would be to simply re-weight the NRFD in the model. Another alternative, which may be better, would be to additionally include days post admission in the model to attempt to account for temporal trends.<text:line-break/><text:line-break/>The use of 24hour periods prior to callout is probably an appropriate strategy but needs some more justification. For example, this subsequently means that daily bloods (likely done in the morning) are now no longer at the same point in each 24hour period. <text:line-break/><text:line-break/>There may be many other factors that dictate a decision to discharge from ICU other than medical status or progression (likely ward staffing and ability to fulfil patient care needs). The authors should therefore clarify what role such a tool should have as this will influence the likely sensitivity and specificity that is desirable (i.e. if this is a screening tool then a high sensitivity is required).<text:line-break/><text:line-break/>The authors have appropriately checked their model against an imputed dataset. However there is likely to be error from the imputation- have they considered a multiple imputation strategy and evaluating the imputation variation?<text:line-break/><text:line-break/>I understand the motivation for using areas under the partial AUC curves but isn't the choice of FPR = 0.3 rather arbitrary? Furthermore, since the statistics of pAUCs are not so frequently reported, it makes the authors work difficult to compare to general sorts of performance that might be obtained in the medical prediction literature. I think that I would like to see the overall AUCs and perhaps some evaluation of what sort of FPRs would be obtained under various choices of threshold (i.e. what sort of trade-offs are possible). The authors should probably cite some additional metrics of performance in the main text.<text:line-break/><text:line-break/>The authors are not entirely correct in the claim regarding demonstrating the feasibility of transfer learning in their paper: We have previously published a machine learning model for predicting unexpected readmission which used a transfer learning methodology (see Desautels et al. </text:span><text:bookmark text:name="0.39581637725980956"/><text:span text:style-name="T2">BMJ</text:span><text:span text:style-name="T1"> </text:span><text:bookmark text:name="0.515265261884027"/><text:span text:style-name="T2">Open</text:span><text:span text:style-name="T1"> 2017;7:e017199. doi:10.1136/</text:span><text:bookmark text:name="0.00978140959511431"/><text:span text:style-name="T2">bmj</text:span><text:bookmark text:name="0.07662864768878475"/><text:span text:style-name="T2">open</text:span><text:span text:style-name="T1">-2017-017199). There may be others.</text:span></text:p>
        </text:section>
      </text:section>
      <text:p text:style-name="P4"/>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1" svg:font-family="'wf segoe-ui normal', 'Segoe UI', 'Segoe WP', Tahoma, Arial, sans-serif"/>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2:06:13.864602880</meta:creation-date>
    <dc:date>2018-11-12T12:16:45.343460191</dc:date>
    <meta:editing-duration>PT10M31S</meta:editing-duration>
    <meta:editing-cycles>2</meta:editing-cycles>
    <meta:generator>LibreOffice/5.1.6.2$Linux_X86_64 LibreOffice_project/10m0$Build-2</meta:generator>
    <meta:document-statistic meta:table-count="0" meta:image-count="0" meta:object-count="0" meta:page-count="4" meta:paragraph-count="3" meta:word-count="1832" meta:character-count="11649" meta:non-whitespace-character-count="9681"/>
  </office:meta>
</office:document-meta>
</file>